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cm" draw:marker-start-width="0.155cm" draw:marker-end-width="0.155cm" draw:fill="solid" draw:fill-color="#ffffff" draw:textarea-horizontal-align="center" draw:textarea-vertical-align="middle" fo:padding-top="0cm" fo:padding-bottom="0cm" fo:padding-left="0cm" fo:padding-right="0cm"/>
    </style:style>
    <style:style style:name="gr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Raavi" style:font-family-generic-complex="system" style:font-pitch-complex="variable" style:font-size-complex="18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95cm" svg:y1="1.3cm" svg:x2="0.722cm" svg:y2="1.299cm">
          <text:p/>
        </draw:line>
        <draw:line draw:style-name="gr1" draw:text-style-name="P1" draw:layer="layout" svg:x1="0.254cm" svg:y1="4.307cm" svg:x2="3.506cm" svg:y2="4.307cm">
          <text:p/>
        </draw:line>
        <draw:frame draw:style-name="gr2" draw:layer="layout" svg:width="0.656cm" svg:height="0.673cm" svg:x="0.335cm" svg:y="2.53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rect draw:style-name="gr3" draw:text-style-name="P2" draw:layer="layout" svg:width="0.839cm" svg:height="0.315cm" svg:x="0.716cm" svg:y="1.127cm">
          <text:p/>
        </draw:rect>
        <draw:g>
          <draw:ellipse draw:style-name="gr4" draw:text-style-name="P3" draw:layer="layout" svg:width="-0.201cm" svg:height="-0.302cm" svg:x="2.532cm" svg:y="1.473cm" draw:kind="arc" draw:start-angle="178.71" draw:end-angle="0.34">
            <text:p/>
          </draw:ellipse>
          <draw:ellipse draw:style-name="gr5" draw:text-style-name="P3" draw:layer="layout" svg:width="-0.202cm" svg:height="-0.302cm" svg:x="2.732cm" svg:y="1.47cm" draw:kind="arc" draw:start-angle="178.71" draw:end-angle="0.34">
            <text:p/>
          </draw:ellipse>
          <draw:ellipse draw:style-name="gr6" draw:text-style-name="P3" draw:layer="layout" svg:width="-0.201cm" svg:height="-0.302cm" svg:x="2.933cm" svg:y="1.473cm" draw:kind="arc" draw:start-angle="178.71" draw:end-angle="0.34">
            <text:p/>
          </draw:ellipse>
          <draw:ellipse draw:style-name="gr7" draw:text-style-name="P3" draw:layer="layout" svg:width="-0.202cm" svg:height="-0.302cm" svg:x="2.333cm" svg:y="1.47cm" draw:kind="arc" draw:start-angle="178.71" draw:end-angle="0.34">
            <text:p/>
          </draw:ellipse>
          <draw:ellipse draw:style-name="gr8" draw:text-style-name="P3" draw:layer="layout" svg:width="-0.202cm" svg:height="-0.302cm" svg:x="2.133cm" svg:y="1.47cm" draw:kind="arc" draw:start-angle="178.71" draw:end-angle="0.34">
            <text:p/>
          </draw:ellipse>
          <draw:line draw:style-name="gr9" draw:text-style-name="P3" draw:layer="layout" svg:x1="2.934cm" svg:y1="1.341cm" svg:x2="1.934cm" svg:y2="1.341cm">
            <text:p/>
          </draw:line>
        </draw:g>
        <draw:line draw:style-name="gr1" draw:text-style-name="P1" draw:layer="layout" svg:x1="1.565cm" svg:y1="1.3cm" svg:x2="1.941cm" svg:y2="1.3cm">
          <text:p/>
        </draw:line>
        <draw:line draw:style-name="gr1" draw:text-style-name="P1" draw:layer="layout" svg:x1="2.937cm" svg:y1="1.32cm" svg:x2="3.414cm" svg:y2="1.32cm">
          <text:p/>
        </draw:line>
        <draw:frame draw:style-name="gr2" draw:layer="layout" svg:width="0.665cm" svg:height="0.578cm" svg:x="2.85cm" svg:y="2.44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.841cm" svg:height="0.488cm" svg:x="0.762cm" svg:y="3.2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2.053cm" svg:height="0.488cm" svg:x="0.721cm" svg:y="3.5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34cm" svg:height="0.466cm" svg:x="0.372cm" svg:y="1.9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34cm" svg:height="0.466cm" svg:x="2.931cm" svg:y="1.83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34cm" svg:height="0.466cm" svg:x="0.341cm" svg:y="3.2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534cm" svg:height="0.466cm" svg:x="2.915cm" svg:y="3.08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611cm" svg:height="0.529cm" svg:x="0.844cm" svg:y="1.53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859cm" svg:height="0.529cm" svg:x="1.863cm" svg:y="1.43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" draw:text-style-name="P1" draw:layer="layout" svg:x1="4.257cm" svg:y1="1.3cm" svg:x2="4.684cm" svg:y2="1.299cm">
          <text:p/>
        </draw:line>
        <draw:line draw:style-name="gr1" draw:text-style-name="P1" draw:layer="layout" svg:x1="4.216cm" svg:y1="4.307cm" svg:x2="7.223cm" svg:y2="4.307cm">
          <text:p/>
        </draw:line>
        <draw:rect draw:style-name="gr3" draw:text-style-name="P2" draw:layer="layout" svg:width="0.839cm" svg:height="0.315cm" svg:x="4.678cm" svg:y="1.127cm">
          <text:p/>
        </draw:rect>
        <draw:g>
          <draw:ellipse draw:style-name="gr10" draw:text-style-name="P3" draw:layer="layout" svg:width="-0.201cm" svg:height="-0.302cm" svg:x="6.494cm" svg:y="1.473cm" draw:kind="arc" draw:start-angle="178.71" draw:end-angle="0.34">
            <text:p/>
          </draw:ellipse>
          <draw:ellipse draw:style-name="gr11" draw:text-style-name="P3" draw:layer="layout" svg:width="-0.202cm" svg:height="-0.302cm" svg:x="6.694cm" svg:y="1.47cm" draw:kind="arc" draw:start-angle="178.71" draw:end-angle="0.34">
            <text:p/>
          </draw:ellipse>
          <draw:ellipse draw:style-name="gr12" draw:text-style-name="P3" draw:layer="layout" svg:width="-0.201cm" svg:height="-0.302cm" svg:x="6.895cm" svg:y="1.473cm" draw:kind="arc" draw:start-angle="178.71" draw:end-angle="0.34">
            <text:p/>
          </draw:ellipse>
          <draw:ellipse draw:style-name="gr13" draw:text-style-name="P3" draw:layer="layout" svg:width="-0.202cm" svg:height="-0.302cm" svg:x="6.295cm" svg:y="1.47cm" draw:kind="arc" draw:start-angle="178.71" draw:end-angle="0.34">
            <text:p/>
          </draw:ellipse>
          <draw:ellipse draw:style-name="gr14" draw:text-style-name="P3" draw:layer="layout" svg:width="-0.202cm" svg:height="-0.302cm" svg:x="6.095cm" svg:y="1.47cm" draw:kind="arc" draw:start-angle="178.71" draw:end-angle="0.34">
            <text:p/>
          </draw:ellipse>
          <draw:line draw:style-name="gr15" draw:text-style-name="P3" draw:layer="layout" svg:x1="6.896cm" svg:y1="1.341cm" svg:x2="5.896cm" svg:y2="1.341cm">
            <text:p/>
          </draw:line>
        </draw:g>
        <draw:line draw:style-name="gr1" draw:text-style-name="P1" draw:layer="layout" svg:x1="5.527cm" svg:y1="1.3cm" svg:x2="5.903cm" svg:y2="1.3cm">
          <text:p/>
        </draw:line>
        <draw:line draw:style-name="gr1" draw:text-style-name="P1" draw:layer="layout" svg:x1="6.899cm" svg:y1="1.32cm" svg:x2="7.274cm" svg:y2="1.32cm">
          <text:p/>
        </draw:line>
        <draw:frame draw:style-name="gr2" draw:layer="layout" svg:width="0.665cm" svg:height="0.67cm" svg:x="6.701cm" svg:y="2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857cm" svg:height="0.49cm" svg:x="4.724cm" svg:y="3.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2.068cm" svg:height="0.49cm" svg:x="4.683cm" svg:y="3.57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34cm" svg:height="0.466cm" svg:x="6.782cm" svg:y="1.80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534cm" svg:height="0.466cm" svg:x="6.766cm" svg:y="3.0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611cm" svg:height="0.529cm" svg:x="4.806cm" svg:y="1.53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859cm" svg:height="0.529cm" svg:x="5.923cm" svg:y="1.40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656cm" svg:height="0.673cm" svg:x="4.084cm" svg:y="2.38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534cm" svg:height="0.466cm" svg:x="4.149cm" svg:y="1.8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534cm" svg:height="0.466cm" svg:x="4.064cm" svg:y="3.02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6" draw:text-style-name="P4" draw:layer="layout" svg:width="1.078cm" svg:height="0.911cm" svg:x="5.547cm" svg:y="0.196cm">
          <draw:text-box>
            <text:p><text:span text:style-name="T1">الف</text:span></text:p>
          </draw:text-box>
        </draw:frame>
        <draw:frame draw:style-name="gr16" draw:text-style-name="P4" draw:layer="layout" svg:width="0.714cm" svg:height="0.911cm" svg:x="1.625cm" svg:y="0.237cm">
          <draw:text-box>
            <text:p><text:span text:style-name="T1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V</math:mi>
        <math:mn>2</math:mn>
        <math:mi>'</math:mi>
      </math:msubsup>
      <math:mo math:stretchy="false">ˆ</math:mo>
    </math:mover>
    <math:annotation math:encoding="StarMath 5.0">hat V^{'}_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2</math:mn>
      </math:msub>
      <math:mo math:stretchy="false">ˆ</math:mo>
    </math:mover>
    <math:annotation math:encoding="StarMath 5.0">hat V_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i>s</math:mi>
    </math:msub>
    <math:annotation math:encoding="StarMath 5.0">jX_s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i>s</math:mi>
    </math:msub>
    <math:annotation math:encoding="StarMath 5.0">jX_s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V</math:mi>
        <math:mn>1</math:mn>
        <math:mi>'</math:mi>
      </math:msubsup>
      <math:mo math:stretchy="false">ˆ</math:mo>
    </math:mover>
    <math:annotation math:encoding="StarMath 5.0">hat V^{'}_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s</math:mi>
      </math:msub>
      <math:mo math:stretchy="false">=</math:mo>
      <math:mrow>
        <math:msub>
          <math:mi>R</math:mi>
          <math:mn>1</math:mn>
        </math:msub>
        <math:mo math:stretchy="false">+</math:mo>
        <math:msubsup>
          <math:mi>R</math:mi>
          <math:mn>2</math:mn>
          <math:mi>'</math:mi>
        </math:msubsup>
      </math:mrow>
    </math:mrow>
    <math:annotation math:encoding="StarMath 5.0">R_s=R_1+R^{'}_2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s</math:mi>
      </math:msub>
      <math:mo math:stretchy="false">=</math:mo>
      <math:mrow>
        <math:msubsup>
          <math:mi>R</math:mi>
          <math:mn>1</math:mn>
          <math:mi>'</math:mi>
        </math:msubsup>
        <math:mo math:stretchy="false">+</math:mo>
        <math:msub>
          <math:mi>R</math:mi>
          <math:mn>2</math:mn>
        </math:msub>
      </math:mrow>
    </math:mrow>
    <math:annotation math:encoding="StarMath 5.0">R_s=R^{'}_1+R_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s</math:mi>
      </math:msub>
      <math:mo math:stretchy="false">=</math:mo>
      <math:mrow>
        <math:msubsup>
          <math:mi>X</math:mi>
          <math:mn>1</math:mn>
          <math:mi>'</math:mi>
        </math:msubsup>
        <math:mo math:stretchy="false">+</math:mo>
        <math:msub>
          <math:mi>X</math:mi>
          <math:mn>2</math:mn>
        </math:msub>
      </math:mrow>
    </math:mrow>
    <math:annotation math:encoding="StarMath 5.0">X_s = X^{'}_1 + X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V</math:mi>
        <math:mn>1</math:mn>
        <math:mi>'</math:mi>
      </math:msubsup>
      <math:mo math:stretchy="false">ˆ</math:mo>
    </math:mover>
    <math:annotation math:encoding="StarMath 5.0">hat V^{'}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s</math:mi>
      </math:msub>
      <math:mo math:stretchy="false">=</math:mo>
      <math:mrow>
        <math:msub>
          <math:mi>X</math:mi>
          <math:mn>1</math:mn>
        </math:msub>
        <math:mo math:stretchy="false">+</math:mo>
        <math:msubsup>
          <math:mi>X</math:mi>
          <math:mn>2</math:mn>
          <math:mi>'</math:mi>
        </math:msubsup>
      </math:mrow>
    </math:mrow>
    <math:annotation math:encoding="StarMath 5.0">X_s = X_1 + X^{'}_2</math:annotation>
  </math:semantics>
</math:math>
</file>